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Helvetica Neue', Helvetica, sans-serif"/>
    <style:font-face style:name="Mangal1" svg:font-family="Mangal"/>
    <style:font-face style:name="OpenSymbol" svg:font-family="OpenSymbol"/>
    <style:font-face style:name="inherit" svg:font-family="inherit"/>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style:line-height-at-least="0.503cm" fo:text-indent="0cm" style:auto-text-indent="false"/>
    </style:style>
    <style:style style:name="P2" style:family="paragraph" style:parent-style-name="Text_20_body">
      <style:paragraph-properties fo:margin-left="0cm" fo:margin-right="0cm" style:line-height-at-least="0.503cm" fo:text-indent="0cm" style:auto-text-indent="false"/>
      <style:text-properties fo:font-variant="normal" fo:text-transform="none" fo:color="#373737" style:font-name="Arial1" fo:font-size="11.25pt" fo:letter-spacing="normal" fo:font-style="normal" fo:font-weight="normal"/>
    </style:style>
    <style:style style:name="P3" style:family="paragraph" style:parent-style-name="Text_20_body">
      <style:paragraph-properties fo:margin-left="0cm" fo:margin-right="0cm" style:line-height-at-least="0.503cm" fo:text-indent="0cm" style:auto-text-indent="false"/>
      <style:text-properties officeooo:rsid="000163b5" officeooo:paragraph-rsid="000163b5"/>
    </style:style>
    <style:style style:name="P4" style:family="paragraph" style:parent-style-name="Heading_20_2">
      <style:paragraph-properties fo:margin-left="0cm" fo:margin-right="0cm" style:line-height-at-least="0.503cm" fo:text-indent="0cm" style:auto-text-indent="false"/>
      <style:text-properties fo:font-variant="normal" fo:text-transform="none" fo:color="#373737" style:font-name="Arial1" fo:font-size="11.25pt" fo:letter-spacing="normal" fo:font-style="normal"/>
    </style:style>
    <style:style style:name="P5" style:family="paragraph" style:parent-style-name="Standard">
      <style:paragraph-properties fo:margin-left="0cm" fo:margin-right="0cm" style:line-height-at-least="0.503cm" fo:text-indent="0cm" style:auto-text-indent="false"/>
    </style:style>
    <style:style style:name="P6" style:family="paragraph" style:parent-style-name="Standard">
      <style:text-properties fo:font-weight="bold" style:font-weight-asian="bold" style:font-weight-complex="bold"/>
    </style:style>
    <style:style style:name="P7" style:family="paragraph" style:parent-style-name="Heading_20_2">
      <style:text-properties fo:font-variant="normal" fo:text-transform="none" fo:color="#373737" style:font-name="Arial1" fo:font-size="11.25pt" fo:letter-spacing="normal" fo:font-style="normal"/>
    </style:style>
    <style:style style:name="P8" style:family="paragraph" style:parent-style-name="Text_20_body" style:list-style-name="L4">
      <style:paragraph-properties style:line-height-at-least="0.503cm"/>
      <style:text-properties officeooo:rsid="0002c76e" officeooo:paragraph-rsid="0002c76e"/>
    </style:style>
    <style:style style:name="P9" style:family="paragraph" style:parent-style-name="Text_20_body" style:list-style-name="L1">
      <style:paragraph-properties fo:margin-left="0cm" fo:margin-right="0cm" fo:margin-top="0cm" fo:margin-bottom="0cm" loext:contextual-spacing="false" style:line-height-at-least="0.503cm" fo:text-indent="0cm" style:auto-text-indent="false" fo:padding="0cm" fo:border="none"/>
      <style:text-properties fo:font-variant="normal" fo:text-transform="none" fo:color="#373737" style:font-name="inherit" fo:font-size="11.25pt" fo:letter-spacing="normal" fo:font-style="normal" fo:font-weight="normal"/>
    </style:style>
    <style:style style:name="P10" style:family="paragraph" style:parent-style-name="Text_20_body" style:list-style-name="L3">
      <style:paragraph-properties fo:margin-left="0cm" fo:margin-right="0cm" fo:margin-top="0cm" fo:margin-bottom="0cm" loext:contextual-spacing="false" style:line-height-at-least="0.503cm" fo:text-indent="0cm" style:auto-text-indent="false" fo:padding="0cm" fo:border="none"/>
      <style:text-properties fo:font-variant="normal" fo:text-transform="none" fo:color="#373737" style:font-name="inherit" fo:font-size="11.25pt" fo:letter-spacing="normal" fo:font-style="normal" fo:font-weight="normal"/>
    </style:style>
    <style:style style:name="P11" style:family="paragraph" style:parent-style-name="Text_20_body" style:list-style-name="L2">
      <style:paragraph-properties fo:margin-left="0cm" fo:margin-right="0cm" style:line-height-at-least="0.503cm" fo:text-indent="0cm" style:auto-text-indent="false"/>
      <style:text-properties fo:font-variant="normal" fo:text-transform="none" fo:color="#373737" style:font-name="Arial1" fo:font-size="11.25pt" fo:letter-spacing="normal" fo:font-style="normal" fo:font-weight="normal"/>
    </style:style>
    <style:style style:name="P12" style:family="paragraph" style:parent-style-name="Text_20_body">
      <style:paragraph-properties fo:margin-left="0cm" fo:margin-right="0cm" style:line-height-at-least="0.503cm" fo:text-indent="0cm" style:auto-text-indent="false"/>
      <style:text-properties officeooo:rsid="000163b5" officeooo:paragraph-rsid="000163b5"/>
    </style:style>
    <style:style style:name="P13" style:family="paragraph" style:parent-style-name="Text_20_body">
      <style:paragraph-properties fo:margin-left="0cm" fo:margin-right="0cm" style:line-height-at-least="0.503cm" fo:text-indent="0cm" style:auto-text-indent="false"/>
      <style:text-properties officeooo:rsid="0002c76e" officeooo:paragraph-rsid="0002c76e"/>
    </style:style>
    <style:style style:name="T1" style:family="text">
      <style:text-properties fo:font-variant="normal" fo:text-transform="none" fo:color="#373737" style:font-name="Arial1" fo:font-size="11.25pt" fo:letter-spacing="normal" fo:font-style="normal" fo:font-weight="normal"/>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color="#008080" style:font-name="Consolas" fo:font-size="12pt" fo:background-color="#e8f2fe" loext:char-shading-value="0" style:font-size-asian="12pt"/>
    </style:style>
    <style:style style:name="T5" style:family="text">
      <style:text-properties fo:color="#3f7f7f" style:font-name="Consolas" fo:font-size="12pt" fo:background-color="#d4d4d4" loext:char-shading-value="0" style:font-size-asian="12pt"/>
    </style:style>
    <style:style style:name="T6" style:family="text">
      <style:text-properties fo:font-size="12pt" fo:background-color="#e8f2fe" loext:char-shading-value="0" style:font-size-asian="12pt"/>
    </style:style>
    <style:style style:name="T7" style:family="text">
      <style:text-properties fo:font-size="12pt" fo:background-color="#d4d4d4" loext:char-shading-value="0" style:font-size-asian="12pt"/>
    </style:style>
    <style:style style:name="T8" style:family="text">
      <style:text-properties style:font-name="Courier New"/>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b.xml</text:p>
      <text:p text:style-name="Standard">The web.xml Deployment Descriptor file describes how to deploy a web application in a servlet container such as Tomcat. </text:p>
      <text:p text:style-name="Standard"/>
      <text:p text:style-name="Standard">The location of the file is always the same: application_root/WEB-INF/web.xml</text:p>
      <text:p text:style-name="Standard"><text:s/></text:p>
      <text:p text:style-name="Standard"/>
      <text:p text:style-name="Standard"/>
      <text:p text:style-name="Standard">listener</text:p>
      <text:p text:style-name="Standard">you can monitor and react to events in a servlet's life cycle by defining listener objects whose methods get invoked when life cycle events occur.</text:p>
      <text:p text:style-name="Standard"/>
      <text:p text:style-name="Standard">Filter</text:p>
      <text:p text:style-name="Standard">Filter in as object which transform the request and response (header as well as content).</text:p>
      <text:p text:style-name="Standard"/>
      <text:h text:style-name="P7" text:outline-level="2">Servlet Filter</text:h>
      <text:p text:style-name="P1"><text:span text:style-name="T1">Filter is an object which transform the request and response (header as well as content).</text:span><text:line-break/><text:span text:style-name="T1">Servlet Filter is used for manipulating the request and response from client to the servlet, or to modify the request and response, or to audit and log. Filters are called on a per-request basis and listeners are not. Filters have access to request object and listeners don’t. Filters can perform many different types of functions. We’ll discuss examples of the italicized items in this paper:</text:span></text:p>
      <text:list xml:id="list8868556456581044063" text:style-name="L1">
        <text:list-item>
          <text:p text:style-name="P9">Authentication-Blocking requests based on user identity.</text:p>
        </text:list-item>
        <text:list-item>
          <text:p text:style-name="P9">Logging and auditing-Tracking users of a web application.</text:p>
        </text:list-item>
        <text:list-item>
          <text:p text:style-name="P9">Image conversion-Scaling maps, and so on.</text:p>
        </text:list-item>
        <text:list-item>
          <text:p text:style-name="P9">Data compression-Making downloads smaller.</text:p>
        </text:list-item>
        <text:list-item>
          <text:p text:style-name="P9">Localization-Targeting the request and response to a particular locale.</text:p>
        </text:list-item>
        <text:list-item>
          <text:p text:style-name="P9">XSL/T transformations of XML content-Targeting web application responses to more that one type of client.</text:p>
        </text:list-item>
      </text:list>
      <text:list xml:id="list7236911500587207218" text:style-name="L2">
        <text:list-header>
          <text:p text:style-name="P11"/>
        </text:list-header>
      </text:list>
      <text:p text:style-name="P1"/>
      <text:h text:style-name="P4" text:outline-level="2">Servlet Listener</text:h>
      <text:p text:style-name="P2">You can monitor and react to events in a servlet’s life cycle by defining listener objects whose methods get invoked when life cycle events occur. Servlet Listener is used for listening various events inside a web containers, such as when you create a session, or place an attribute in a session or if you passivate and activate in another container, to manipulate these events you can configure listener in web.xml, for example HttpSessionListener. Below a list of provided Listener classes:</text:p>
      <text:list xml:id="list9173754652458282927" text:style-name="L3">
        <text:list-item>
          <text:p text:style-name="P10">HttpSessionAttributeListener</text:p>
        </text:list-item>
        <text:list-item>
          <text:p text:style-name="P10">HttpSessionBindingListener</text:p>
        </text:list-item>
        <text:list-item>
          <text:p text:style-name="P10">HttpSessionListener</text:p>
        </text:list-item>
        <text:list-item>
          <text:p text:style-name="P10">ServletContextAttributeListener</text:p>
        </text:list-item>
        <text:list-item>
          <text:p text:style-name="P10">ServletContextListener</text:p>
        </text:list-item>
      </text:list>
      <text:p text:style-name="P1"/>
      <text:p text:style-name="P1"/>
      <text:p text:style-name="P1"/>
      <text:p text:style-name="P1"><text:soft-page-break/></text:p>
      <text:p text:style-name="P1"/>
      <text:p text:style-name="P1"/>
      <text:p text:style-name="P1"/>
      <text:h text:style-name="Heading_20_3" text:outline-level="3">&lt;mvc:resources&gt;</text:h>
      <text:p text:style-name="P1">Spring's mvc namespace includes a new &lt;mvc:resources&gt; element that handles requests for static content for you:</text:p>
      <text:p text:style-name="P1">&lt;mvc:resources mapping=”/resources/**” location=”resources” /&gt;</text:p>
      <text:p text:style-name="P1"/>
      <text:p text:style-name="P1">All requestes that go through DispatcherServlet must be handled in some way, commonly via controllers. Since requests for static content are also being handled by DispatcherServlet, we're going to need some way to tell DispatcherServlet how to serve those resources. But writing and maintaining a controller for that purpose seems too involved. Fortunately, the &lt;mvc:resources&gt; element is on the job.</text:p>
      <text:p text:style-name="P1">The <text:span text:style-name="T2">mapping</text:span> attribute is set to /resources/**, which includes Ant-style wildcard to indicate that the path must begin with /resources. The <text:span text:style-name="T2">location</text:span> attribute indicates the location of the files to be served. As configured here, any requests whose paths begin with /resources will be automatically served from the /resources folder at the root of the application. Therefore, all of our images, stylesheets, JavaScript, and other static content needs to be kept in the application's /resources folder.</text:p>
      <text:p text:style-name="P1"/>
      <text:p text:style-name="P1"/>
      <text:p text:style-name="P1"/>
      <text:h text:style-name="Heading_20_1" text:outline-level="1">&lt;env-entry&gt;</text:h>
      <text:p text:style-name="P1">This tag provides environment variables (properties) which can be accessed by your web application using JNDI.</text:p>
      <text:p text:style-name="P1">Env entries are similar to providing init-params for a servlet or filter, or context-params for your application, <text:span text:style-name="T3">except they use JNDI</text:span>.</text:p>
      <text:p text:style-name="P1"/>
      <text:p text:style-name="P1"/>
      <text:p text:style-name="P1"/>
      <text:p text:style-name="P1"><text:span text:style-name="_5f_XMLBracket">&lt;</text:span><text:span text:style-name="_5f_XMLElement">session-timeout</text:span><text:span text:style-name="_5f_XMLBracket">&gt;</text:span></text:p>
      <text:p text:style-name="P1">Example: &lt;session-timeout&gt;30&lt;session-timeout&gt;</text:p>
      <text:p text:style-name="P1"/>
      <text:p text:style-name="P1">&lt;session-timeout&gt; controls lifetime of the application's HttpSession object. The &lt;session-timeout&gt; value that we have just used tells the JSP/servlet container that the HttpSession object will become invalid after 30 minutes of inactivity. This means that, it you have been logged to the web application using username and password, after 30 minutes of inactivity, your session will be lost and you will need to log in again.</text:p>
      <text:p text:style-name="P5"/>
      <text:p text:style-name="P5"><text:soft-page-break/><text:span text:style-name="_5f_XMLBracket"><text:span text:style-name="T6">&lt;</text:span></text:span><text:span text:style-name="_5f_XMLElement"><text:span text:style-name="T7">async-supported</text:span></text:span><text:span text:style-name="_5f_XMLBracket"><text:span text:style-name="T6">&gt;</text:span></text:span></text:p>
      <text:p text:style-name="P3">This allows servlet to store incoming requests for later response. It frees up the thread used to handle the request so it can be used elsewhere until the server is ready to send the response.</text:p>
      <text:p text:style-name="P3"/>
      <text:p text:style-name="P3"/>
      <text:p text:style-name="P3"/>
      <text:p text:style-name="P13">&lt;context-param&gt;</text:p>
      <text:p text:style-name="P13"/>
      <text:p text:style-name="P13">Context param name list:</text:p>
      <text:list xml:id="list7893706034210088858" text:style-name="L4">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Helvetica Neue', Helvetica, sans-serif"/>
    <style:font-face style:name="Mangal1" svg:font-family="Mangal"/>
    <style:font-face style:name="OpenSymbol" svg:font-family="OpenSymbol"/>
    <style:font-face style:name="inherit" svg:font-family="inherit"/>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Baudo</meta:initial-creator>
    <meta:creation-date>2014-12-02T08:39:13.10</meta:creation-date>
    <dc:date>2014-12-17T12:55:18.001000000</dc:date>
    <meta:editing-duration>PT13H57M27S</meta:editing-duration>
    <meta:editing-cycles>6</meta:editing-cycles>
    <meta:generator>LibreOffice/4.3.4.1$Windows_x86 LibreOffice_project/bc356b2f991740509f321d70e4512a6a54c5f243</meta:generator>
    <meta:document-statistic meta:table-count="0" meta:image-count="0" meta:object-count="0" meta:page-count="3" meta:paragraph-count="40" meta:word-count="607" meta:character-count="4048" meta:non-whitespace-character-count="3489"/>
  </office:meta>
</office:document-meta>
</file>